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38431372549001" calcext:value-type="float">
            <text:p>6.3843137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42941176470569" calcext:value-type="float">
            <text:p>6.4294117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72696078431357" calcext:value-type="float">
            <text:p>5.7269607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0.140196078431" calcext:value-type="float">
            <text:p>10.1401960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5.7406862745094" calcext:value-type="float">
            <text:p>15.7406862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3.9534313725488" calcext:value-type="float">
            <text:p>23.9534313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6.010784313725" calcext:value-type="float">
            <text:p>16.010784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25.9348039215683" calcext:value-type="float">
            <text:p>25.9348039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40.3171568627455" calcext:value-type="float">
            <text:p>40.3171568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41.4990196078434" calcext:value-type="float">
            <text:p>41.4990196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40.9602941176473" calcext:value-type="float">
            <text:p>40.9602941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44.3049019607843" calcext:value-type="float">
            <text:p>44.3049019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64.2524509803914" calcext:value-type="float">
            <text:p>64.2524509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64.5421568627444" calcext:value-type="float">
            <text:p>64.5421568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64.5779411764698" calcext:value-type="float">
            <text:p>64.577941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60.5411764705876" calcext:value-type="float">
            <text:p>60.5411764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88.7397058823501" calcext:value-type="float">
            <text:p>88.73970588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88.6568627450948" calcext:value-type="float">
            <text:p>88.6568627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89.8960784313691" calcext:value-type="float">
            <text:p>89.89607843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4.1946078431354" calcext:value-type="float">
            <text:p>94.19460784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8.9808823529389" calcext:value-type="float">
            <text:p>98.9808823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89.3759803921536" calcext:value-type="float">
            <text:p>89.3759803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1813725490177" calcext:value-type="float">
            <text:p>99.1813725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8.6308823529396" calcext:value-type="float">
            <text:p>98.630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4985294117636" calcext:value-type="float">
            <text:p>99.4985294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2514705882333" calcext:value-type="float">
            <text:p>99.25147058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0843137254879" calcext:value-type="float">
            <text:p>99.08431372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7156862745095" calcext:value-type="float">
            <text:p>99.7156862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21:50.218429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3:32.530866607</dc:date>
    <meta:editing-duration>PT12M16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4.2524509803914">
                <text:p>64.2524509803914</text:p>
              </table:table-cell>
              <table:table-cell office:value-type="float" office:value="64.5421568627444">
                <text:p>64.5421568627444</text:p>
              </table:table-cell>
              <table:table-cell office:value-type="float" office:value="64.5779411764698">
                <text:p>64.5779411764698</text:p>
              </table:table-cell>
              <table:table-cell office:value-type="float" office:value="60.5411764705876">
                <text:p>60.54117647058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8.7397058823501">
                <text:p>88.7397058823501</text:p>
              </table:table-cell>
              <table:table-cell office:value-type="float" office:value="88.6568627450948">
                <text:p>88.6568627450948</text:p>
              </table:table-cell>
              <table:table-cell office:value-type="float" office:value="89.8960784313691">
                <text:p>89.8960784313691</text:p>
              </table:table-cell>
              <table:table-cell office:value-type="float" office:value="94.1946078431354">
                <text:p>94.19460784313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8.9808823529389">
                <text:p>98.9808823529389</text:p>
              </table:table-cell>
              <table:table-cell office:value-type="float" office:value="89.3759803921536">
                <text:p>89.3759803921536</text:p>
              </table:table-cell>
              <table:table-cell office:value-type="float" office:value="99.1813725490177">
                <text:p>99.1813725490177</text:p>
              </table:table-cell>
              <table:table-cell office:value-type="float" office:value="98.6308823529396">
                <text:p>98.63088235293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4985294117636">
                <text:p>99.4985294117636</text:p>
              </table:table-cell>
              <table:table-cell office:value-type="float" office:value="99.2514705882333">
                <text:p>99.2514705882333</text:p>
              </table:table-cell>
              <table:table-cell office:value-type="float" office:value="99.0843137254879">
                <text:p>99.0843137254879</text:p>
              </table:table-cell>
              <table:table-cell office:value-type="float" office:value="99.7156862745095">
                <text:p>99.7156862745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636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3">
                <text:p>3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6">
                <text:p>6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9">
                <text:p>9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